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botto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Лист1" table:style-name="ta1">
        <table:shapes>
          <draw:frame draw:z-index="0" draw:style-name="gr1" draw:text-style-name="P1" svg:width="325.99mm" svg:height="189.12mm" svg:x="148.14mm" svg:y="18.33mm">
            <loext:p draw:notify-on-update-of-ranges="Лист1.B3:Лист1.E3 Лист1.A1:Лист1.A1 Лист1.B4:Лист1.E4 Лист1.B9:Лист1.E9 Лист1.A7:Лист1.A7 Лист1.B10:Лист1.E10 Лист1.B14:Лист1.E14 Лист1.A12:Лист1.A12 Лист1.B15:Лист1.E15 Лист1.B3:Лист1.E3 Лист1.B3:Лист1.E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5" table:default-cell-style-name="ce1"/>
        <table:table-row table:style-name="ro1">
          <table:table-cell office:value-type="string" calcext:value-type="string">
            <text:p>m = 15000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ось x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Default"/>
          <table:table-cell table:style-name="Default" office:value-type="float" office:value="1.873295" calcext:value-type="float">
            <text:p>1,873295</text:p>
          </table:table-cell>
          <table:table-cell table:style-name="Default" office:value-type="float" office:value="3.6674738" calcext:value-type="float">
            <text:p>3,6674738</text:p>
          </table:table-cell>
          <table:table-cell table:style-name="Default" office:value-type="float" office:value="4.569638" calcext:value-type="float">
            <text:p>4,569638</text:p>
          </table:table-cell>
          <table:table-cell table:style-name="Default" office:value-type="float" office:value="4.743555" calcext:value-type="float">
            <text:p>4,74355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number-style style:name="N109">
      <number:number number:decimal-places="1" loext:min-decimal-places="1" number:min-integer-digits="1"/>
    </number:number-style>
    <number:number-style style:name="N110">
      <number:number number:decimal-places="3" loext:min-decimal-places="3" number:min-integer-digits="1"/>
    </number:number-style>
    <number:number-style style:name="N111">
      <number:number number:decimal-places="4" loext:min-decimal-places="4" number:min-integer-digits="1"/>
    </number:number-style>
    <number:number-style style:name="N112">
      <number:number number:decimal-places="5" loext:min-decimal-places="5" number:min-integer-digits="1"/>
    </number:number-style>
    <number:number-style style:name="N113">
      <number:number number:decimal-places="6" loext:min-decimal-places="6" number:min-integer-digits="1"/>
    </number:number-style>
    <number:number-style style:name="N114">
      <number:number number:decimal-places="7" loext:min-decimal-places="7" number:min-integer-digits="1"/>
    </number:number-style>
    <number:currency-style style:name="N115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5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5">00.00.0000</text:date>, <text:time style:data-style-name="N2" text:time-value="09:24:53.401331077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0T09:50:58.817013832</meta:creation-date>
    <dc:date>2017-05-15T09:53:06.026196279</dc:date>
    <meta:editing-duration>PT25M7S</meta:editing-duration>
    <meta:editing-cycles>2</meta:editing-cycles>
    <meta:generator>LibreOffice/5.2.6.2$Linux_X86_64 LibreOffice_project/20m0$Build-2</meta:generator>
    <meta:document-statistic meta:table-count="1" meta:cell-count="1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minimum="2" chart:maximum="8" chart:origin="0" chart:interval-major="2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minimum="0" chart:maximum="8" chart:origin="0" chart:interval-major="0.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2.6cm" svg:height="18.913cm" xlink:href=".." xlink:type="simple" chart:class="chart:scatter" chart:style-name="ch1">
        <chart:legend chart:legend-position="end" svg:x="29.616cm" svg:y="8.41cm" style:legend-expansion="high" chart:style-name="ch2"/>
        <chart:plot-area chart:style-name="ch3" table:cell-range-address="Лист1.B3:Лист1.E4 Лист1.A1:Лист1.A1 Лист1.A7:Лист1.A7 Лист1.B10:Лист1.E10 Лист1.A12:Лист1.A12 Лист1.B15:Лист1.E15" chart:data-source-has-labels="row" svg:x="0.595cm" svg:y="0.163cm" svg:width="28.215cm" svg:height="18.153cm">
          <chartooo:coordinate-region svg:x="1.322cm" svg:y="0.362cm" svg:width="27.394cm" svg:height="17.307cm"/>
          <chart:axis chart:dimension="x" chart:name="primary-x" chart:style-name="ch4">
            <chart:title svg:x="13.906cm" svg:y="18.351cm" chart:style-name="ch5">
              <text:p>Потоки (P)</text:p>
            </chart:title>
            <chart:grid chart:style-name="ch6" chart:class="major"/>
          </chart:axis>
          <chart:axis chart:dimension="y" chart:name="primary-y" chart:style-name="ch7">
            <chart:title svg:x="0cm" svg:y="11.32cm" chart:style-name="ch8">
              <text:p>Коэффицент ускорения (S)</text:p>
            </chart:title>
            <chart:grid chart:style-name="ch6" chart:class="major"/>
          </chart:axis>
          <chart:series chart:style-name="ch9" chart:values-cell-range-address="Лист1.B4:Лист1.E4" chart:label-cell-address="Лист1.A1:Лист1.A1" chart:class="chart:scatter">
            <chart:domain table:cell-range-address="Лист1.B3:Лист1.E3"/>
            <chart:data-point chart:repeated="4"/>
          </chart:series>
          <chart:series chart:style-name="ch10" chart:values-cell-range-address="Лист1.B10:Лист1.E10" chart:label-cell-address="Лист1.A7:Лист1.A7" chart:class="chart:scatter">
            <chart:domain table:cell-range-address="Лист1.B9:Лист1.E9"/>
            <chart:data-point chart:repeated="4"/>
          </chart:series>
          <chart:series chart:style-name="ch11" chart:values-cell-range-address="Лист1.B15:Лист1.E15" chart:label-cell-address="Лист1.A12:Лист1.A12" chart:class="chart:scatter">
            <chart:domain table:cell-range-address="Лист1.B14:Лист1.E14"/>
            <chart:data-point chart:repeated="4"/>
          </chart:series>
          <chart:series chart:style-name="ch12" chart:values-cell-range-address="Лист1.B3:Лист1.E3" loext:label-string="linear" chart:class="chart:scatter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рока 3</text:p>
              </table:table-cell>
              <table:table-cell office:value-type="string">
                <text:p>m = 15000</text:p>
                <draw:g>
                  <svg:desc>Лист1.A1:Лист1.A1</svg:desc>
                </draw:g>
              </table:table-cell>
              <table:table-cell office:value-type="string">
                <text:p>Строка 9</text:p>
              </table:table-cell>
              <table:table-cell office:value-type="string">
                <text:p/>
                <draw:g>
                  <svg:desc>Лист1.A7:Лист1.A7</svg:desc>
                </draw:g>
              </table:table-cell>
              <table:table-cell office:value-type="string">
                <text:p>Строка 14</text:p>
              </table:table-cell>
              <table:table-cell office:value-type="string">
                <text:p/>
                <draw:g>
                  <svg:desc>Лист1.A12:Лист1.A12</svg:desc>
                </draw:g>
              </table:table-cell>
              <table:table-cell office:value-type="string">
                <text:p>linear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Лист1.B3:Лист1.E3</svg:desc>
                </draw:g>
              </table:table-cell>
              <table:table-cell office:value-type="float" office:value="1.873295">
                <text:p>1.873295</text:p>
                <draw:g>
                  <svg:desc>Лист1.B4:Лист1.E4</svg:desc>
                </draw:g>
              </table:table-cell>
              <table:table-cell office:value-type="float" office:value="NaN">
                <text:p>NaN</text:p>
                <draw:g>
                  <svg:desc>Лист1.B9:Лист1.E9</svg:desc>
                </draw:g>
              </table:table-cell>
              <table:table-cell office:value-type="float" office:value="NaN">
                <text:p>NaN</text:p>
                <draw:g>
                  <svg:desc>Лист1.B10:Лист1.E10</svg:desc>
                </draw:g>
              </table:table-cell>
              <table:table-cell office:value-type="float" office:value="NaN">
                <text:p>NaN</text:p>
                <draw:g>
                  <svg:desc>Лист1.B14:Лист1.E14</svg:desc>
                </draw:g>
              </table:table-cell>
              <table:table-cell office:value-type="float" office:value="NaN">
                <text:p>NaN</text:p>
                <draw:g>
                  <svg:desc>Лист1.B15:Лист1.E15</svg:desc>
                </draw:g>
              </table:table-cell>
              <table:table-cell office:value-type="float" office:value="2">
                <text:p>2</text:p>
                <draw:g>
                  <svg:desc>Лист1.B3:Лист1.E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3.6674738">
                <text:p>3.66747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4.569638">
                <text:p>4.5696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4.743555">
                <text:p>4.7435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6.2$Linux_X86_64 LibreOffice_project/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